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1" style:family="text">
      <style:text-properties style:font-name="Times new roman"/>
    </style:style>
    <style:style style:name="T2" style:family="text">
      <style:text-properties style:font-name="Times new roman" fo:font-size="16pt" officeooo:rsid="0013465a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MVC</text:span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4:54:49.544581220</meta:creation-date>
    <meta:generator>LibreOffice/7.3.7.2$Linux_X86_64 LibreOffice_project/30$Build-2</meta:generator>
    <dc:date>2024-09-11T14:58:51.678653011</dc:date>
    <meta:editing-duration>PT4M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3"/>
  </office:meta>
</office:document-meta>
</file>